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officeooo:rsid="00150c95" officeooo:paragraph-rsid="00150c95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bold" officeooo:rsid="001a6ac8" officeooo:paragraph-rsid="001a6ac8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tyle="italic" fo:font-weight="bold" officeooo:rsid="00150c95" officeooo:paragraph-rsid="00150c95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fo:font-style="italic" fo:font-weight="bold" officeooo:rsid="001a6ac8" officeooo:paragraph-rsid="001a6ac8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officeooo:rsid="00150c95" officeooo:paragraph-rsid="00150c95"/>
    </style:style>
    <style:style style:name="P7" style:family="paragraph" style:parent-style-name="Standard" style:list-style-name="L2">
      <style:text-properties officeooo:rsid="00150c95" officeooo:paragraph-rsid="00150c95"/>
    </style:style>
    <style:style style:name="P8" style:family="paragraph" style:parent-style-name="Standard" style:list-style-name="L2">
      <style:text-properties officeooo:rsid="00150c95" officeooo:paragraph-rsid="001973a2"/>
    </style:style>
    <style:style style:name="P9" style:family="paragraph" style:parent-style-name="Standard" style:list-style-name="L2">
      <style:text-properties officeooo:rsid="00150c95" officeooo:paragraph-rsid="001a6ac8"/>
    </style:style>
    <style:style style:name="P10" style:family="paragraph" style:parent-style-name="Standard" style:list-style-name="L1">
      <style:text-properties officeooo:rsid="001a6ac8" officeooo:paragraph-rsid="001a6ac8"/>
    </style:style>
    <style:style style:name="P11" style:family="paragraph" style:parent-style-name="Standard" style:list-style-name="L1">
      <style:text-properties officeooo:rsid="001b4c35" officeooo:paragraph-rsid="001b4c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5185314" text:style-name="L1">
        <text:list-item>
          <text:p text:style-name="P1">Look at the photos and discuss the questions below in class.</text:p>
          <text:list>
            <text:list-item>
              <text:p text:style-name="P4">What are the robots in the photos doing?</text:p>
              <text:p text:style-name="P6">Manufacturing cars and picking tomatoes.</text:p>
              <text:p text:style-name="P6"/>
            </text:list-item>
            <text:list-item>
              <text:p text:style-name="P4">What other jobs do you think robots can do?</text:p>
              <text:p text:style-name="P6">Surgeries.</text:p>
              <text:p text:style-name="P6"/>
            </text:list-item>
          </text:list>
        </text:list-item>
        <text:list-item>
          <text:p text:style-name="P2">Number the ideas in the order they are mentioned in the video</text:p>
        </text:list-item>
      </text:list>
      <text:list text:style-name="L2">
        <text:list-item>
          <text:list>
            <text:list-item>
              <text:p text:style-name="P8">Today, people are able to dream about designing robots in the future. </text:p>
            </text:list-item>
            <text:list-item>
              <text:p text:style-name="P9">Many more people will be working in the field of robotics in the future. </text:p>
            </text:list-item>
            <text:list-item>
              <text:p text:style-name="P7">Shows that use robotics employ a lot of people. </text:p>
            </text:list-item>
            <text:list-item>
              <text:p text:style-name="P8">We can let robots do the least interesting jobs in the future. </text:p>
            </text:list-item>
            <text:list-item>
              <text:p text:style-name="P8">Nanotechnology has improved the speed of aeroplanes. </text:p>
            </text:list-item>
            <text:list-item>
              <text:p text:style-name="P8">Microscopic robots can perform operations that people can’t do. </text:p>
              <text:p text:style-name="P7"/>
            </text:list-item>
          </text:list>
        </text:list-item>
      </text:list>
      <text:list text:continue-list="list795185314" text:style-name="L1">
        <text:list-item>
          <text:p text:style-name="P3">Discuss</text:p>
          <text:list>
            <text:list-item>
              <text:p text:style-name="P5">What other positive effects do you think robotics and nanotechnology will have on people’s lives?</text:p>
              <text:p text:style-name="P11">We will be free from various diseases, we can save time from boring tasks, and we can advance a lot in researching.</text:p>
              <text:p text:style-name="P10"/>
            </text:list-item>
            <text:list-item>
              <text:p text:style-name="P5">What problems could be created by advances in robotics and nanotechnology?</text:p>
              <text:p text:style-name="P11">We can run out of resources in this world, it can create unemployment, it can raise the inflat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7:56:56.871397819</meta:creation-date>
    <dc:date>2024-05-09T18:27:01.830304303</dc:date>
    <meta:editing-duration>PT18M48S</meta:editing-duration>
    <meta:editing-cycles>6</meta:editing-cycles>
    <meta:generator>LibreOffice/24.2.3.2$Linux_X86_64 LibreOffice_project/420$Build-2</meta:generator>
    <meta:document-statistic meta:table-count="0" meta:image-count="0" meta:object-count="0" meta:page-count="1" meta:paragraph-count="17" meta:word-count="189" meta:character-count="1042" meta:non-whitespace-character-count="877"/>
  </office:meta>
</office:document-meta>
</file>